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31484" officeooo:paragraph-rsid="00031484" style:font-size-asian="18pt" style:font-size-complex="18pt"/>
    </style:style>
    <style:style style:name="P2" style:family="paragraph" style:parent-style-name="Standard">
      <style:text-properties fo:font-size="18pt" officeooo:rsid="00031484" officeooo:paragraph-rsid="0005213b" style:font-size-asian="18pt" style:font-size-complex="18pt"/>
    </style:style>
    <style:style style:name="P3" style:family="paragraph" style:parent-style-name="Standard">
      <style:text-properties fo:font-size="18pt" officeooo:rsid="00031484" officeooo:paragraph-rsid="0005c0f9" style:font-size-asian="18pt" style:font-size-complex="18pt"/>
    </style:style>
    <style:style style:name="P4" style:family="paragraph" style:parent-style-name="Standard">
      <style:text-properties fo:font-size="18pt" officeooo:rsid="0005213b" officeooo:paragraph-rsid="0005213b" style:font-size-asian="18pt" style:font-size-complex="18pt"/>
    </style:style>
    <style:style style:name="P5" style:family="paragraph" style:parent-style-name="Standard">
      <style:text-properties fo:font-size="18pt" officeooo:rsid="0006a2b1" officeooo:paragraph-rsid="0006a2b1" style:font-size-asian="18pt" style:font-size-complex="18pt"/>
    </style:style>
    <style:style style:name="P6" style:family="paragraph" style:parent-style-name="Standard">
      <style:text-properties fo:font-size="12pt" officeooo:rsid="00031484" officeooo:paragraph-rsid="0006a2b1" style:font-size-asian="12pt" style:font-size-complex="12pt"/>
    </style:style>
    <style:style style:name="P7" style:family="paragraph" style:parent-style-name="Standard">
      <style:text-properties fo:font-size="12pt" officeooo:rsid="00031484" officeooo:paragraph-rsid="00031484" style:font-size-asian="12pt" style:font-size-complex="12pt"/>
    </style:style>
    <style:style style:name="P8" style:family="paragraph" style:parent-style-name="Standard">
      <style:text-properties fo:font-size="12pt" officeooo:rsid="00031484" officeooo:paragraph-rsid="0005213b" style:font-size-asian="12pt" style:font-size-complex="12pt"/>
    </style:style>
    <style:style style:name="P9" style:family="paragraph" style:parent-style-name="Standard">
      <style:text-properties fo:font-size="12pt" officeooo:rsid="00031484" officeooo:paragraph-rsid="0005c0f9" style:font-size-asian="12pt" style:font-size-complex="12pt"/>
    </style:style>
    <style:style style:name="P10" style:family="paragraph" style:parent-style-name="Standard">
      <style:text-properties fo:font-size="12pt" officeooo:rsid="00031484" officeooo:paragraph-rsid="00078be3" style:font-size-asian="12pt" style:font-size-complex="12pt"/>
    </style:style>
    <style:style style:name="P11" style:family="paragraph" style:parent-style-name="Standard">
      <style:text-properties fo:font-size="12pt" officeooo:rsid="0006a2b1" officeooo:paragraph-rsid="00084cb1" style:font-size-asian="12pt" style:font-size-complex="12pt"/>
    </style:style>
    <style:style style:name="T1" style:family="text">
      <style:text-properties officeooo:rsid="0003fcb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fcb6" style:font-weight-asian="normal" style:font-weight-complex="normal"/>
    </style:style>
    <style:style style:name="T4" style:family="text">
      <style:text-properties fo:font-weight="normal" officeooo:rsid="0005213b" style:font-weight-asian="normal" style:font-weight-complex="normal"/>
    </style:style>
    <style:style style:name="T5" style:family="text">
      <style:text-properties fo:font-weight="normal" officeooo:rsid="0005c0f9" style:font-weight-asian="normal" style:font-weight-complex="normal"/>
    </style:style>
    <style:style style:name="T6" style:family="text">
      <style:text-properties fo:font-weight="normal" officeooo:rsid="0005ebb2" style:font-weight-asian="normal" style:font-weight-complex="normal"/>
    </style:style>
    <style:style style:name="T7" style:family="text">
      <style:text-properties fo:font-weight="normal" officeooo:rsid="0006a2b1" style:font-weight-asian="normal" style:font-weight-complex="normal"/>
    </style:style>
    <style:style style:name="T8" style:family="text">
      <style:text-properties fo:font-weight="normal" officeooo:rsid="00078be3" style:font-weight-asian="normal" style:font-weight-complex="normal"/>
    </style:style>
    <style:style style:name="T9" style:family="text">
      <style:text-properties fo:font-weight="normal" officeooo:rsid="0007f812" style:font-weight-asian="normal" style:font-weight-complex="normal"/>
    </style:style>
    <style:style style:name="T10" style:family="text">
      <style:text-properties fo:font-weight="normal" officeooo:rsid="00084cb1" style:font-weight-asian="normal" style:font-weight-complex="normal"/>
    </style:style>
    <style:style style:name="T11" style:family="text">
      <style:text-properties officeooo:rsid="00042e54"/>
    </style:style>
    <style:style style:name="T12" style:family="text">
      <style:text-properties officeooo:rsid="0005213b"/>
    </style:style>
    <style:style style:name="T13" style:family="text">
      <style:text-properties officeooo:rsid="0005c0f9"/>
    </style:style>
    <style:style style:name="T14" style:family="text">
      <style:text-properties officeooo:rsid="0005ebb2"/>
    </style:style>
    <style:style style:name="T15" style:family="text">
      <style:text-properties officeooo:rsid="0006a2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5">S</text:span><text:span text:style-name="T12">ure of their clever disguises, </text:span><text:span text:style-name="T15">s</text:span><text:span text:style-name="T12">ix</text:span> Sunnie Specials strolled into Eelan Town cloaked in the unassuming garb of <text:span text:style-name="T12">the </text:span>Rutotnik weapon<text:span text:style-name="T15">sry </text:span>guild.</text:p>
      <text:p text:style-name="P7"/>
      <text:p text:style-name="P7">“Ho there young slahbekka!”, <text:span text:style-name="T13">shouted Special Number Three,</text:span> in what he mistook for a jolly <text:span text:style-name="T12">western Eebar </text:span>tone, to a local <text:span text:style-name="T12">he’d </text:span>mistakenly taken for a provider of <text:span text:style-name="T14">fresh </text:span>drink. “<text:span text:style-name="T14">Please</text:span><text:span text:style-name="T13">. We are </text:span><text:span text:style-name="T14">buyers</text:span><text:span text:style-name="T13"> from Rutotni</text:span><text:span text:style-name="T14">k and we’ve heard of the Great Moon Dance</text:span><text:span text:style-name="T13">. <text:s/>Could you tell us w</text:span>here <text:span text:style-name="T14">it </text:span>will be done this season? <text:span text:style-name="T14">And</text:span> kindly point the way? And do you know who will <text:span text:style-name="T12">dance</text:span> the Antelope?”</text:p>
      <text:p text:style-name="P7"/>
      <text:p text:style-name="P6"><text:span text:style-name="T14">Having expected them, but not having </text:span><text:span text:style-name="T15">previously </text:span><text:span text:style-name="T14">seen the enemy up close, the young Eelani bekka</text:span> star<text:span text:style-name="T12">ed</text:span> the Special in the eye, <text:span text:style-name="T14">then eyed the others too, </text:span><text:span text:style-name="T15">marking their faces and features</text:span>.<text:span text:style-name="T12"> </text:span><text:span text:style-name="T14">A</text:span> Sunspotter <text:span text:style-name="T14">born and bred, she could smell their duplicity</text:span>.</text:p>
      <text:p text:style-name="P6"/>
      <text:p text:style-name="P6">“Forewarned is forearmed,” <text:span text:style-name="T14">she </text:span>replied. <text:s/><text:span text:style-name="T12"><text:s/></text:span></text:p>
      <text:p text:style-name="P8"/>
      <text:p text:style-name="P9"><text:span text:style-name="T1">P</text:span>ouring the hatred<text:span text:style-name="T12">s</text:span> of <text:span text:style-name="T13">generations </text:span>into her gaze <text:span text:style-name="T12">until</text:span><text:span text:style-name="T1"> satisfied </text:span><text:span text:style-name="T14">t</text:span><text:span text:style-name="T12">he</text:span><text:span text:style-name="T14">y</text:span><text:span text:style-name="T12">’d caught her </text:span><text:span text:style-name="T15">spell</text:span><text:span text:style-name="T1">, she spit on the ground</text:span><text:span text:style-name="T12"> </text:span><text:span text:style-name="T1">in the direction of the Saskan capitol, </text:span><text:span text:style-name="T12">easterly, and gestured as the Eelani do to show something tastes bad, with a pop of all five fingers towards the sky, as if letting go of their disgust</text:span><text:span text:style-name="T1">. <text:s/></text:span><text:span text:style-name="T13">S</text:span><text:span text:style-name="T12">he w</text:span><text:span text:style-name="T1">alked away</text:span><text:span text:style-name="T3"> muttering </text:span><text:span text:style-name="T5">the ancient Eelani oath,</text:span><text:span text:style-name="T3"> <text:s/></text:span><text:span text:style-name="T1">“Fire under ground, fire in the sky. Behind the river of fire, </text:span><text:span text:style-name="T11">there’s </text:span><text:span text:style-name="T1">fire </text:span><text:span text:style-name="T12">o</text:span><text:span text:style-name="T1">n the mountain.”</text:span><text:span text:style-name="T3"> </text:span></text:p>
      <text:p text:style-name="P9"><text:span text:style-name="T3"/></text:p>
      <text:p text:style-name="P6"><text:span text:style-name="T7">All the Specials shuddered as she walked away. The one who’d questioned her had a shiver down his spine. <text:s/></text:span><text:span text:style-name="T5">Special </text:span><text:span text:style-name="T4">Number One smacked </text:span><text:span text:style-name="T5">Number Three</text:span><text:span text:style-name="T4"> upside the back of the head </text:span><text:span text:style-name="T7">to stop the spell-sent shiver and to get his attention</text:span><text:span text:style-name="T4">.</text:span></text:p>
      <text:p text:style-name="P6"><text:span text:style-name="T4"/></text:p>
      <text:p text:style-name="P10"><text:span text:style-name="T4">“Don’t be </text:span><text:span text:style-name="T7">such </text:span><text:span text:style-name="T4">a dunce,” he said, “They have spies everywhere. </text:span><text:span text:style-name="T8">T</text:span><text:span text:style-name="T5">hey’ll know we’re here </text:span><text:span text:style-name="T8">thanks to you</text:span><text:span text:style-name="T5">.</text:span><text:span text:style-name="T4">” <text:s/></text:span><text:span text:style-name="T8">He directed the Junior’s attention</text:span><text:span text:style-name="T6"> with a subtle </text:span><text:span text:style-name="T7">jab</text:span><text:span text:style-name="T6"> of </text:span><text:span text:style-name="T7">the</text:span><text:span text:style-name="T6"> chin. </text:span><text:span text:style-name="T8">T</text:span><text:span text:style-name="T6">hey </text:span><text:span text:style-name="T7">watched</text:span><text:span text:style-name="T6"> her in whispered conversation with a lad who quickly ran off.</text:span></text:p>
      <text:p text:style-name="P9"><text:span text:style-name="T6"/></text:p>
      <text:p text:style-name="P9"><text:span text:style-name="T6">“Every mine, freehold, farm and manufactory in Eelan will know we’re here within a few hours, </text:span><text:span text:style-name="T7">you </text:span><text:span text:style-name="T8">fooking </text:span><text:span text:style-name="T9">goober</text:span><text:span text:style-name="T6">. Word spreads through these hills like a </text:span><text:span text:style-name="T7">winter</text:span><text:span text:style-name="T6"> storm blowing down from the Krunkinotto.”</text:span></text:p>
      <text:p text:style-name="P9"><text:span text:style-name="T6"/></text:p>
      <text:p text:style-name="P11"><text:span text:style-name="T6">T</text:span><text:span text:style-name="T2">hey walked on. </text:span><text:span text:style-name="T10">Stopping in</text:span><text:span text:style-name="T2"> a street of vendors selling everyday wares </text:span><text:span text:style-name="T10">to </text:span><text:span text:style-name="T2">purchase a knick-knack for pulling up carrots Special Number One asked in a careful monotone, “Which way to the Dance?”. <text:s/>The vendor </text:span><text:span text:style-name="T10">pointed</text:span><text:span text:style-name="T2"> in the direction of the hills west of town.</text:span></text:p>
      <text:p text:style-name="P5"><text:span text:style-name="T2"/></text:p>
      <text:p text:style-name="P5"><text:span text:style-name="T2"/></text:p>
      <text:p text:style-name="P3"><text:span text:style-name="T4"/></text:p>
      <text:p text:style-name="P3"><text:span text:style-name="T4"/></text:p>
      <text:p text:style-name="P3"><text:span text:style-name="T4"/></text:p>
      <text:p text:style-name="P2"><text:span text:style-name="T4"/></text:p>
      <text:p text:style-name="P2"><text:span text:style-name="T4"/></text:p>
      <text:p text:style-name="P1"/>
      <text:p text:style-name="P4"/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25T20:16:14.292543387</meta:creation-date>
    <dc:date>2021-08-25T21:19:46.613222954</dc:date>
    <meta:editing-duration>PT32M26S</meta:editing-duration>
    <meta:editing-cycles>8</meta:editing-cycles>
    <meta:generator>LibreOffice/7.1.3.2$MacOSX_X86_64 LibreOffice_project/47f78053abe362b9384784d31a6e56f8511eb1c1</meta:generator>
    <meta:document-statistic meta:table-count="0" meta:image-count="0" meta:object-count="0" meta:page-count="2" meta:paragraph-count="9" meta:word-count="380" meta:character-count="2192" meta:non-whitespace-character-count="1811"/>
  </office:meta>
</office:document-meta>
</file>